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rvletRequestWrapper.getRequestDispatch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IntHead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DateHead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Session( boolean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Paramet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Headers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removeAttribut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questWrapp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ParameterValues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setAttribute( String arg0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questWrapper.isUserInRol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RealPath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HttpServletRequestWrapp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questWrapper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Attribut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questWrapper.getHead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